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 CSS Workshop Design Spec</text:p>
      <text:h text:style-name="Heading_20_1" text:outline-level="1">Colours</text:h>
      <text:p text:style-name="Standard"/>
      <text:p text:style-name="Standard">Background: #F1F1F1</text:p>
      <text:p text:style-name="Standard">Font: #666666</text:p>
      <text:p text:style-name="Standard">Borders: #AAAAAA</text:p>
      <text:p text:style-name="Standard">Links: #08C</text:p>
      <text:p text:style-name="Standard">Headings: #000000 and #666666<text:bookmark text:name="_GoBack"/></text:p>
      <text:h text:style-name="Heading_20_1" text:outline-level="1">Fonts and sizes</text:h>
      <text:p text:style-name="Standard">Main font: Lucida Grande</text:p>
      <text:p text:style-name="Standard">Default font: sans-serif</text:p>
      <text:p text:style-name="Standard">Default size: 16 pixels</text:p>
      <text:h text:style-name="Heading_20_1" text:outline-level="1">Resources</text:h>
      <text:list xml:id="list3713200120917782316" text:style-name="WWNum1">
        <text:list-item>
          <text:p text:style-name="P1">hero.png</text:p>
        </text:list-item>
        <text:list-item>
          <text:p text:style-name="P1">whyipad.jpg</text:p>
        </text:list-item>
        <text:list-item>
          <text:p text:style-name="P1">retina.jpg</text:p>
        </text:list-item>
        <text:list-item>
          <text:p text:style-name="P1">ipad2012-models-wifi.jpg</text:p>
        </text:list-item>
        <text:list-item>
          <text:p text:style-name="P1">ipad2012-models-cellular.jpg</text:p>
        </text:list-item>
        <text:list-item>
          <text:p text:style-name="P1">shop_title_2x.png</text:p>
        </text:list-item>
        <text:list-item>
          <text:p text:style-name="P1">call_title_2x.png</text:p>
        </text:list-item>
        <text:list-item>
          <text:p text:style-name="P1">visit_title_2x.png</text:p>
        </text:list-item>
        <text:list-item>
          <text:p text:style-name="P1">gradient.png</text:p>
        </text:list-item>
      </text:list>
      <text:h text:style-name="Heading_20_1" text:outline-level="1">Page width</text:h>
      <text:p text:style-name="Standard">980 pixels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Title" style:family="paragraph" style:parent-style-name="Standard" style:default-outline-level="" style:class="chapter">
      <style:paragraph-properties fo:margin-top="0in" fo:margin-bottom="0.2083in" style:contextual-spacing="true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size-asian="26pt" style:font-name-complex="F" style:font-family-generic-complex="system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font-weight="bold" style:font-size-asian="16pt" style:font-weight-asian="bold" style:font-name-complex="F" style:font-family-generic-complex="system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George</meta:initial-creator>
    <dc:creator>Alana George</dc:creator>
    <meta:editing-cycles>2</meta:editing-cycles>
    <meta:creation-date>2013-09-23T05:49:00</meta:creation-date>
    <dc:date>2013-09-23T06:17:00</dc:date>
    <meta:editing-duration>PT18S</meta:editing-duration>
    <meta:generator>LibreOffice/4.1.4.2$MacOSX_x86 LibreOffice_project/0a0440ccc0227ad9829de5f46be37cfb6edcf72</meta:generator>
    <meta:document-statistic meta:table-count="0" meta:image-count="0" meta:object-count="0" meta:page-count="1" meta:paragraph-count="24" meta:word-count="55" meta:character-count="394" meta:non-whitespace-character-count="370"/>
    <meta:user-defined meta:name="AppVersion">14.0000</meta:user-defined>
    <meta:user-defined meta:name="Company">ThoughtWor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